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Css 1. Что ето 2. Зачем нужно 3. Как использовать 4. Из чего состоит 5. Ключевые понятий, концепции</text:p>
      <text:p text:style-name="Standard">ChatGPT</text:p>
      <text:p text:style-name="P1">ChatGPT</text:p>
      <text:p text:style-name="Text_20_body">Конечно, вот ответы на ваши вопросы по теме CSS:</text:p>
      <text:list xml:id="list8520268240950182232" text:style-name="L1">
        <text:list-item>
          <text:p text:style-name="P2"><text:span text:style-name="Strong_20_Emphasis">Что это:</text:span> CSS (Cascading Style Sheets) - это язык стилей, используемый для оформления веб-страниц. Он определяет внешний вид и форматирование элементов HTML.</text:p>
        </text:list-item>
        <text:list-item>
          <text:p text:style-name="P2"><text:span text:style-name="Strong_20_Emphasis">Зачем нужно:</text:span> CSS необходим для создания привлекательного и удобочитаемого веб-дизайна. Он позволяет разделять структуру (HTML) и внешний вид (CSS) веб-страницы, обеспечивая более гибкий и легко поддерживаемый код.</text:p>
        </text:list-item>
        <text:list-item>
          <text:p text:style-name="P2"><text:span text:style-name="Strong_20_Emphasis">Как использовать:</text:span> CSS применяется к HTML-элементам с помощью правил стилей. Можно использовать внешние файлы CSS, встроенные стили или инлайновые стили. Правила CSS состоят из селекторов и объявлений стилей.</text:p>
        </text:list-item>
        <text:list-item>
          <text:p text:style-name="P2"><text:span text:style-name="Strong_20_Emphasis">Из чего состоит:</text:span> CSS состоит из селекторов и объявлений стилей. Селекторы выбирают элементы HTML, к которым будут применяться стили, а объявления стилей определяют, как эти элементы должны выглядеть.</text:p>
        </text:list-item>
        <text:list-item>
          <text:p text:style-name="P2"><text:span text:style-name="Strong_20_Emphasis">Ключевые понятия и концепции:</text:span> Важные понятия в CSS включают селекторы, свойства, значения, каскадность, наследование, псевдоэлементы, псевдоклассы, единицы измерения, гибкое макетирование и адаптивный дизайн. Концепции включают в себя блочную и строчную модели форматирования, позиционирование, границы и фоны, шрифты и текст, анимации и трансформации, а также медиазапросы для создания адаптивного дизайна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0:48:36.62</dc:date>
    <meta:document-statistic meta:table-count="0" meta:image-count="0" meta:object-count="0" meta:page-count="1" meta:paragraph-count="9" meta:word-count="192" meta:character-count="1372"/>
    <dc:creator>Dima Wide</dc:creator>
    <meta:user-defined meta:name="Info 1"/>
    <meta:user-defined meta:name="Info 2"/>
    <meta:user-defined meta:name="Info 3"/>
    <meta:user-defined meta:name="Info 4"/>
  </office:meta>
</office:document-meta>
</file>